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16e712" officeooo:paragraph-rsid="0016e712" style:font-size-asian="13pt" style:font-weight-asian="bold" style:font-size-complex="13pt" style:font-weight-complex="bold"/>
    </style:style>
    <style:style style:name="P2" style:family="paragraph" style:parent-style-name="Standard">
      <style:text-properties officeooo:paragraph-rsid="0016e712"/>
    </style:style>
    <style:style style:name="P3" style:family="paragraph" style:parent-style-name="Standard">
      <style:text-properties officeooo:paragraph-rsid="00179734"/>
    </style:style>
    <style:style style:name="P4" style:family="paragraph" style:parent-style-name="Standard">
      <style:text-properties officeooo:paragraph-rsid="0018e435"/>
    </style:style>
    <style:style style:name="P5" style:family="paragraph" style:parent-style-name="Standard">
      <style:text-properties officeooo:paragraph-rsid="001aec73"/>
    </style:style>
    <style:style style:name="T1" style:family="text">
      <style:text-properties officeooo:rsid="0016e712"/>
    </style:style>
    <style:style style:name="T2" style:family="text">
      <style:text-properties fo:font-size="13pt" fo:font-weight="bold" officeooo:rsid="0016e712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179734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18e435" style:font-size-asian="13pt" style:font-weight-asian="bold" style:font-size-complex="13pt" style:font-weight-complex="bold"/>
    </style:style>
    <style:style style:name="T5" style:family="text">
      <style:text-properties fo:font-size="13pt" fo:font-weight="normal" officeooo:rsid="0018e435" style:font-size-asian="13pt" style:font-weight-asian="normal" style:font-size-complex="13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9734" style:font-weight-asian="bold" style:font-weight-complex="bold"/>
    </style:style>
    <style:style style:name="T8" style:family="text">
      <style:text-properties fo:font-weight="bold" officeooo:rsid="0018e435" style:font-weight-asian="bold" style:font-weight-complex="bold"/>
    </style:style>
    <style:style style:name="T9" style:family="text">
      <style:text-properties fo:font-weight="bold" officeooo:rsid="001aec73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8e435" style:font-weight-asian="normal" style:font-weight-complex="normal"/>
    </style:style>
    <style:style style:name="T12" style:family="text">
      <style:text-properties fo:font-weight="normal" officeooo:rsid="00179734" style:font-weight-asian="normal" style:font-weight-complex="normal"/>
    </style:style>
    <style:style style:name="T13" style:family="text">
      <style:text-properties fo:font-weight="normal" officeooo:rsid="00198e9f" style:font-weight-asian="normal" style:font-weight-complex="normal"/>
    </style:style>
    <style:style style:name="T14" style:family="text">
      <style:text-properties fo:font-weight="normal" officeooo:rsid="001aec7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 script for loading and cleaning data</text:p>
      <text:p text:style-name="P1"/>
      <text:p text:style-name="P3"><text:span text:style-name="T2">1. </text:span><text:span text:style-name="T3">Loading data</text:span></text:p>
      <text:p text:style-name="P4"><text:span text:style-name="Source_20_Text"><text:span text:style-name="T2"><text:tab/></text:span></text:span></text:p>
      <text:p text:style-name="P4"><text:span text:style-name="Source_20_Text"><text:span text:style-name="T2"><text:tab/></text:span></text:span><text:span text:style-name="Source_20_Text"><text:span text:style-name="T5">library(readr)</text:span></text:span></text:p>
      <text:p text:style-name="P4"><text:span text:style-name="Source_20_Text"><text:span text:style-name="Source_20_Text"><text:span text:style-name="T4"><text:tab/></text:span></text:span></text:span><text:span text:style-name="Source_20_Text">da</text:span><text:span text:style-name="Source_20_Text"><text:span text:style-name="T1">ta1</text:span></text:span><text:span text:style-name="Source_20_Text"> = read.csv("</text:span><text:span text:style-name="Source_20_Text"><text:span text:style-name="T1">matches</text:span></text:span><text:span text:style-name="Source_20_Text">.csv")</text:span></text:p>
      <text:p text:style-name="P2"><text:span text:style-name="Source_20_Text"><text:s text:c="5"/>dat</text:span><text:span text:style-name="Source_20_Text"><text:span text:style-name="T1">a2</text:span></text:span><text:span text:style-name="Source_20_Text"> = read.csv("</text:span><text:span text:style-name="Source_20_Text"><text:span text:style-name="T1">deliveries</text:span></text:span><text:span text:style-name="Source_20_Text">.csv")</text:span></text:p>
      <text:p text:style-name="P3"><text:span text:style-name="Source_20_Text"><text:span text:style-name="T7"/></text:span></text:p>
      <text:p text:style-name="P3"><text:span text:style-name="Source_20_Text"><text:span text:style-name="T7">2.Removing NULL values</text:span></text:span></text:p>
      <text:p text:style-name="P4"><text:span text:style-name="Source_20_Text"><text:span text:style-name="T7"><text:tab/></text:span></text:span><text:span text:style-name="Source_20_Text"><text:span text:style-name="T8">Putting city name <text:s/>as “Sharjah” in “empty” city name</text:span></text:span></text:p>
      <text:p text:style-name="P4"><text:span text:style-name="Source_20_Text"><text:span text:style-name="T7"><text:tab/></text:span></text:span></text:p>
      <text:p text:style-name="P4"><text:span text:style-name="Source_20_Text"><text:span text:style-name="T7"><text:tab/></text:span></text:span><text:span text:style-name="Source_20_Text"><text:span text:style-name="T11">data</text:span></text:span><text:span text:style-name="Source_20_Text"><text:span text:style-name="T14">1</text:span></text:span><text:span text:style-name="Source_20_Text"><text:span text:style-name="T11">$city[is.na(df3$city)]&lt;-"Sharjah"</text:span></text:span></text:p>
      <text:p text:style-name="P4"><text:span text:style-name="Source_20_Text"><text:span text:style-name="T12"><text:tab/></text:span></text:span></text:p>
      <text:p text:style-name="P4"><text:span text:style-name="Source_20_Text"><text:span text:style-name="T12"><text:tab/></text:span></text:span><text:span text:style-name="Source_20_Text"><text:span text:style-name="T8">Replacing empty column values <text:s/>in deliveries with “None”</text:span></text:span></text:p>
      <text:p text:style-name="P4"><text:span text:style-name="Source_20_Text"><text:span text:style-name="T11"><text:tab/></text:span></text:span></text:p>
      <text:p text:style-name="P4"><text:span text:style-name="Source_20_Text"><text:span text:style-name="T11"><text:tab/>d</text:span></text:span><text:span text:style-name="Source_20_Text"><text:span text:style-name="T14">ata2</text:span></text:span><text:span text:style-name="Source_20_Text"><text:span text:style-name="T11">[is.na(d</text:span></text:span><text:span text:style-name="Source_20_Text"><text:span text:style-name="T14">ata2</text:span></text:span><text:span text:style-name="Source_20_Text"><text:span text:style-name="T11">)]&lt;-"None"</text:span></text:span></text:p>
      <text:p text:style-name="P4"><text:span text:style-name="Source_20_Text"><text:span text:style-name="T11"/></text:span></text:p>
      <text:p text:style-name="P4"><text:span text:style-name="Source_20_Text"><text:span text:style-name="T8">3.Renaming column names <text:s/>to remove spaces</text:span></text:span></text:p>
      <text:p text:style-name="P4"><text:span text:style-name="Source_20_Text"><text:span text:style-name="T8"><text:tab/></text:span></text:span></text:p>
      <text:p text:style-name="P4"><text:span text:style-name="Source_20_Text"><text:span text:style-name="T8"><text:tab/></text:span></text:span><text:span text:style-name="Source_20_Text"><text:span text:style-name="T11">names(</text:span></text:span><text:span text:style-name="Source_20_Text"><text:span text:style-name="T14">data1</text:span></text:span><text:span text:style-name="Source_20_Text"><text:span text:style-name="T11">) &lt;- gsub(" ", "_", names(</text:span></text:span><text:span text:style-name="Source_20_Text"><text:span text:style-name="T14">data1</text:span></text:span><text:span text:style-name="Source_20_Text"><text:span text:style-name="T11">))</text:span></text:span></text:p>
      <text:p text:style-name="P4"><text:span text:style-name="Source_20_Text"><text:span text:style-name="T11"><text:tab/></text:span></text:span></text:p>
      <text:p text:style-name="P4"><text:span text:style-name="Source_20_Text"><text:span text:style-name="T11"><text:tab/>names(</text:span></text:span><text:span text:style-name="Source_20_Text"><text:span text:style-name="T13">d</text:span></text:span><text:span text:style-name="Source_20_Text"><text:span text:style-name="T14">ata2</text:span></text:span><text:span text:style-name="Source_20_Text"><text:span text:style-name="T11">) &lt;- gsub(" ", "_", names(</text:span></text:span><text:span text:style-name="Source_20_Text"><text:span text:style-name="T13">d</text:span></text:span><text:span text:style-name="Source_20_Text"><text:span text:style-name="T14">ata2</text:span></text:span><text:span text:style-name="Source_20_Text"><text:span text:style-name="T11">))</text:span></text:span></text:p>
      <text:p text:style-name="P5"><text:span text:style-name="Source_20_Text"><text:span text:style-name="T9"/></text:span></text:p>
      <text:p text:style-name="P5"><text:span text:style-name="Source_20_Text"><text:span text:style-name="T9">4.Changing data type of columns</text:span></text:span></text:p>
      <text:p text:style-name="P5"><text:span text:style-name="Source_20_Text"><text:span text:style-name="T9"/></text:span></text:p>
      <text:p text:style-name="P5"><text:span text:style-name="Source_20_Text"><text:span text:style-name="T9"><text:s/></text:span></text:span><text:span text:style-name="Source_20_Text"><text:span text:style-name="T14">data1&lt;-transform(data1,dl_applied=as.logic(dl_applied))</text:span></text:span></text:p>
      <text:p text:style-name="P5"><text:span text:style-name="Source_20_Text"><text:span text:style-name="T14"/></text:span></text:p>
      <text:p text:style-name="P4"><text:span text:style-name="Source_20_Text"><text:span text:style-name="T10"/></text:span></text:p>
      <text:p text:style-name="P5"><text:span text:style-name="Source_20_Text"><text:span text:style-name="T9">5.Changing case of columns</text:span></text:span></text:p>
      <text:p text:style-name="P5"><text:span text:style-name="Source_20_Text"><text:span text:style-name="T6"/></text:span></text:p>
      <text:p text:style-name="P5"><text:span text:style-name="Source_20_Text"><text:span text:style-name="T11"><text:tab/>names(</text:span></text:span><text:span text:style-name="Source_20_Text"><text:span text:style-name="T14">data1</text:span></text:span><text:span text:style-name="Source_20_Text"><text:span text:style-name="T11">) &lt;- </text:span></text:span><text:span text:style-name="Source_20_Text"><text:span text:style-name="T14">tolower</text:span></text:span><text:span text:style-name="Source_20_Text"><text:span text:style-name="T11">(names(</text:span></text:span><text:span text:style-name="Source_20_Text"><text:span text:style-name="T14">data1</text:span></text:span><text:span text:style-name="Source_20_Text"><text:span text:style-name="T11">))</text:span></text:span></text:p>
      <text:p text:style-name="P5"><text:span text:style-name="Source_20_Text"><text:span text:style-name="T11"><text:tab/></text:span></text:span></text:p>
      <text:p text:style-name="P5"><text:span text:style-name="Source_20_Text"><text:span text:style-name="T11"><text:tab/>names(</text:span></text:span><text:span text:style-name="Source_20_Text"><text:span text:style-name="T13">d</text:span></text:span><text:span text:style-name="Source_20_Text"><text:span text:style-name="T14">ata2</text:span></text:span><text:span text:style-name="Source_20_Text"><text:span text:style-name="T11">) &lt;- </text:span></text:span><text:span text:style-name="Source_20_Text"><text:span text:style-name="T14">tolower</text:span></text:span><text:span text:style-name="Source_20_Text"><text:span text:style-name="T11">(names(</text:span></text:span><text:span text:style-name="Source_20_Text"><text:span text:style-name="T13">d</text:span></text:span><text:span text:style-name="Source_20_Text"><text:span text:style-name="T14">ata2</text:span></text:span><text:span text:style-name="Source_20_Text"><text:span text:style-name="T11">))</text:span></text:span></text:p>
      <text:p text:style-name="P5"><text:span text:style-name="Source_20_Text"><text:span text:style-name="T9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2:45:38.044042108</meta:creation-date>
    <dc:date>2017-11-06T14:35:54.662404049</dc:date>
    <meta:editing-duration>PT29M2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73" meta:character-count="665" meta:non-whitespace-character-count="584"/>
  </office:meta>
</office:document-meta>
</file>